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155" officeooo:paragraph-rsid="001ed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科学上网如何搭梯子（使用shadowsocks）</text:p>
      <text:p text:style-name="P1">1. 有境外可以自由上网的服务器主机或者云服务器装上Ubuntu系统（可以使用digitalocean，或者有国外的电脑就行）</text:p>
      <text:p text:style-name="P1">2. 在境外服务器上安装shadowsocks，具体步骤见<text:tab/>http://blog.csdn.net/yy243/article/details/52370170</text:p>
      <text:p text:style-name="P1"><text:tab/>其中关键分为以下几步：</text:p>
      <text:p text:style-name="P1"><text:tab/><text:tab/>a. 安装shadowsocks</text:p>
      <text:p text:style-name="P1"><text:tab/><text:tab/>b. 配置好 /etc/shadowsocks.json 文件</text:p>
      <text:p text:style-name="P1"><text:tab/><text:tab/>c. 开启ssservice服务（与网页中稍有偏差）</text:p>
      <text:p text:style-name="P1"><text:tab/><text:tab/><text:tab/>ssserver -c /etc/shadowsocks.json -d start </text:p>
      <text:p text:style-name="P1">3. 在需要翻墙的设备上安装shadowsocks</text:p>
      <text:p text:style-name="P1"><text:s/>将配置文件中的端口、服务器ip地址填好即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0:35:35.464310768</meta:creation-date>
    <dc:date>2018-02-26T20:46:57.032933672</dc:date>
    <meta:editing-duration>PT11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53" meta:character-count="352" meta:non-whitespace-character-count="327"/>
  </office:meta>
</office:document-meta>
</file>